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8.9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search of knowledge: text mining dedicated to technical translation</text:p>
          </table:table-cell>
          <table:table-cell office:value-type="string" calcext:value-type="string">
            <text:p>Johanna Monti and Annibale Elia and Alberto Postiglione and Maria Monteleone and Federica Marano</text:p>
          </table:table-cell>
          <table:table-cell office:value-type="string" calcext:value-type="string">
            <text:p>http://www.mt-archive.info/10/Aslib-2011-Mont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translation tools at WIPO</text:p>
          </table:table-cell>
          <table:table-cell office:value-type="string" calcext:value-type="string">
            <text:p>Bruno Pouliquen and Christophe Mazenc</text:p>
          </table:table-cell>
          <table:table-cell office:value-type="string" calcext:value-type="string">
            <text:p>http://www.mt-archive.info/10/Aslib-2011-Pouliqu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ffective model for insertion of translation technologies into US government translation environments</text:p>
          </table:table-cell>
          <table:table-cell office:value-type="string" calcext:value-type="string">
            <text:p>Carol Van Ess-Dykema</text:p>
          </table:table-cell>
          <table:table-cell office:value-type="string" calcext:value-type="string">
            <text:p>http://www.mt-archive.info/10/Aslib-2011-VanEss-Dyke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-old resources – how to bring innovation into the corpora</text:p>
          </table:table-cell>
          <table:table-cell office:value-type="string" calcext:value-type="string">
            <text:p>István Lengyel</text:p>
          </table:table-cell>
          <table:table-cell office:value-type="string" calcext:value-type="string">
            <text:p>http://www.mt-archive.info/10/Aslib-2011-Lengy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ultilingual web: latest developments at the W3C/IETF</text:p>
          </table:table-cell>
          <table:table-cell office:value-type="string" calcext:value-type="string">
            <text:p>Richard Ishida</text:p>
          </table:table-cell>
          <table:table-cell office:value-type="string" calcext:value-type="string">
            <text:p>http://www.mt-archive.info/10/Aslib-2011-Ishida-pp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NATO terminology programme and NATOTerm</text:p>
          </table:table-cell>
          <table:table-cell office:value-type="string" calcext:value-type="string">
            <text:p>Ian Jones</text:p>
          </table:table-cell>
          <table:table-cell office:value-type="string" calcext:value-type="string">
            <text:p>http://www.mt-archive.info/10/Aslib-2011-Jon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a budget workspace for the translator 2.5</text:p>
          </table:table-cell>
          <table:table-cell office:value-type="string" calcext:value-type="string">
            <text:p>Jose Palomares</text:p>
          </table:table-cell>
          <table:table-cell office:value-type="string" calcext:value-type="string">
            <text:p>http://www.mt-archive.info/10/Aslib-2011-Palomar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on-line knowledge sharing dictionaries for European law: the Legal Taxonomy Syllabus 3.0</text:p>
          </table:table-cell>
          <table:table-cell office:value-type="string" calcext:value-type="string">
            <text:p>Elena Grasso and Piercarlo Rossi and Andrea Violato</text:p>
          </table:table-cell>
          <table:table-cell office:value-type="string" calcext:value-type="string">
            <text:p>http://www.mt-archive.info/10/Aslib-2011-Grass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between uncommon language pairs via a third common language: the case of patents</text:p>
          </table:table-cell>
          <table:table-cell office:value-type="string" calcext:value-type="string">
            <text:p>Benjamin K.Tsou and Bin Lu</text:p>
          </table:table-cell>
          <table:table-cell office:value-type="string" calcext:value-type="string">
            <text:p>http://www.mt-archive.info/10/Aslib-2011-Tso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tionalization of interactive multilingual gateways (iMAGs) in the Traouiero project</text:p>
          </table:table-cell>
          <table:table-cell office:value-type="string" calcext:value-type="string">
            <text:p>Christian Boitet and Valérie Bellynck and Achille Falaise and Nguyen Hong-Thai</text:p>
          </table:table-cell>
          <table:table-cell office:value-type="string" calcext:value-type="string">
            <text:p>http://www.mt-archive.info/10/Aslib-2011-Boite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blocks to integrate a Moses MT engine into the production translation work-flow with reference to the World Trade Organization and other clients</text:p>
          </table:table-cell>
          <table:table-cell office:value-type="string" calcext:value-type="string">
            <text:p>Karim Benzineb and Jacques Guyot</text:p>
          </table:table-cell>
          <table:table-cell office:value-type="string" calcext:value-type="string">
            <text:p>http://www.mt-archive.info/10/Aslib-2011-Benzineb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seed terms for crawling bilingual terminology lists on the Web</text:p>
          </table:table-cell>
          <table:table-cell office:value-type="string" calcext:value-type="string">
            <text:p>Takeshi Abekawa and Kyo Kageura</text:p>
          </table:table-cell>
          <table:table-cell office:value-type="string" calcext:value-type="string">
            <text:p>http://www.mt-archive.info/10/Aslib-2011-Abeka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ority languages &amp; translation technologies case study: te reo Māori &amp; Google Translator Toolkit</text:p>
          </table:table-cell>
          <table:table-cell office:value-type="string" calcext:value-type="string">
            <text:p>Te Taka Keegan and Hōri Manuirirangi</text:p>
          </table:table-cell>
          <table:table-cell office:value-type="string" calcext:value-type="string">
            <text:p>http://www.mt-archive.info/10/Aslib-2011-Keeg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bic and computer-aided translation: an integrated approach</text:p>
          </table:table-cell>
          <table:table-cell office:value-type="string" calcext:value-type="string">
            <text:p>Barbara Quaranta</text:p>
          </table:table-cell>
          <table:table-cell office:value-type="string" calcext:value-type="string">
            <text:p>http://www.mt-archive.info/10/Aslib-2011-Quaran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 language – are we making information accessible?</text:p>
          </table:table-cell>
          <table:table-cell office:value-type="string" calcext:value-type="string">
            <text:p>Kirsty J.W.Crombie Smith</text:p>
          </table:table-cell>
          <table:table-cell office:value-type="string" calcext:value-type="string">
            <text:p>http://www.mt-archive.info/10/Aslib-2011-Crombie-Smit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anguage Product Evaluation Tool</text:p>
          </table:table-cell>
          <table:table-cell office:value-type="string" calcext:value-type="string">
            <text:p>Erica B.Michael and Alison Blodgett and Dominic Massaro and Benjamin Bailey and Diane de Terra and Scribner Messenger and Lelyn Saner and Kathy Rhoad and Shaina Castle and Solveig Gannon-Kurowski</text:p>
          </table:table-cell>
          <table:table-cell office:value-type="string" calcext:value-type="string">
            <text:p>http://www.mt-archive.info/10/Aslib-2011-Micha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memories guarantee consistency: truth or fiction</text:p>
          </table:table-cell>
          <table:table-cell office:value-type="string" calcext:value-type="string">
            <text:p>Joss Moorkens</text:p>
          </table:table-cell>
          <table:table-cell office:value-type="string" calcext:value-type="string">
            <text:p>http://www.mt-archive.info/10/Aslib-2011-Moorkens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7:38:13.274992803</dc:date>
    <meta:editing-duration>PT2M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